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WHITE PAPER</text:span></text:h>
      <text:p text:style-name="Text_20_body"><text:span text:style-name="Strong_20_Emphasis">Quantum-Resistant Wallet Defense Engine</text:span><text:line-break/><text:span text:style-name="Strong_20_Emphasis">Author:</text:span> Brendon Kelly<text:line-break/><text:span text:style-name="Strong_20_Emphasis">Organization:</text:span> K-Systems and Securities<text:line-break/><text:span text:style-name="Strong_20_Emphasis">Contact:</text:span> ksystemsandsecurities@proton.me</text:p>
      <text:p text:style-name="Horizontal_20_Line"/>
      <text:h text:style-name="Heading_20_3" text:outline-level="3"><text:span text:style-name="Strong_20_Emphasis">Overview:</text:span></text:h>
      <text:p text:style-name="Text_20_body">This document introduces a <text:span text:style-name="Strong_20_Emphasis">quantum-resistant encryption model</text:span> for cryptocurrency wallets. It's built for easy integration into current blockchain infrastructures, while protecting against both traditional and quantum computational attacks.</text:p>
      <text:p text:style-name="Horizontal_20_Line"/>
      <text:h text:style-name="Heading_20_3" text:outline-level="3"><text:span text:style-name="Strong_20_Emphasis">Key Features:</text:span></text:h>
      <text:p text:style-name="Text_20_body"><text:span text:style-name="Strong_20_Emphasis">1. Dual-Layer Encryption</text:span></text:p>
      <text:list text:style-name="L1">
        <text:list-item>
          <text:p text:style-name="P1">First layer: <text:span text:style-name="Strong_20_Emphasis">Elliptic curve</text:span> (secp256k1 or Curve25519)</text:p>
        </text:list-item>
        <text:list-item>
          <text:p text:style-name="P1">Second layer: <text:span text:style-name="Strong_20_Emphasis">Lattice-based</text:span> (CRYSTALS-Kyber or NTRU)<text:line-break/>Combines fast computation with post-quantum resistance.</text:p>
        </text:list-item>
      </text:list>
      <text:p text:style-name="Text_20_body"><text:span text:style-name="Strong_20_Emphasis">2. Memory-Shard Key Storage</text:span></text:p>
      <text:list text:style-name="L2">
        <text:list-item>
          <text:p text:style-name="P2">Splits private keys into <text:span text:style-name="Strong_20_Emphasis">non-contiguous RAM shards</text:span></text:p>
        </text:list-item>
        <text:list-item>
          <text:p text:style-name="P2">Shards are wiped on shutdown and never stored on disk</text:p>
        </text:list-item>
        <text:list-item>
          <text:p text:style-name="P2">Prevents memory-dump-based key recovery</text:p>
        </text:list-item>
      </text:list>
      <text:p text:style-name="Text_20_body"><text:span text:style-name="Strong_20_Emphasis">3. Entropy-Linked Key Regeneration</text:span></text:p>
      <text:list text:style-name="L3">
        <text:list-item>
          <text:p text:style-name="P3">Keys are <text:span text:style-name="Strong_20_Emphasis">not saved</text:span>—they regenerate using real-time entropy:</text:p>
          <text:list>
            <text:list-item>
              <text:p text:style-name="P3">CPU jitter</text:p>
            </text:list-item>
            <text:list-item>
              <text:p text:style-name="P3">Disk latency</text:p>
            </text:list-item>
            <text:list-item>
              <text:p text:style-name="P3">System noise</text:p>
            </text:list-item>
          </text:list>
        </text:list-item>
        <text:list-item>
          <text:p text:style-name="P3">Each generation is unique and untraceable</text:p>
        </text:list-item>
      </text:list>
      <text:p text:style-name="Text_20_body"><text:span text:style-name="Strong_20_Emphasis">4. Self-Mutating Obfuscation Layer</text:span></text:p>
      <text:list text:style-name="L4">
        <text:list-item>
          <text:p text:style-name="P4">Every set number of operations, the encryption handler rewrites itself</text:p>
        </text:list-item>
        <text:list-item>
          <text:p text:style-name="P4">No fixed execution path</text:p>
        </text:list-item>
        <text:list-item>
          <text:p text:style-name="P4">Blocks reverse engineering and static analysis</text:p>
        </text:list-item>
      </text:list>
      <text:p text:style-name="Horizontal_20_Line"/>
      <text:h text:style-name="Heading_20_3" text:outline-level="3"><text:soft-page-break/><text:span text:style-name="Strong_20_Emphasis">Why This Matters:</text:span></text:h>
      <text:p text:style-name="Text_20_body">This architecture resists both:</text:p>
      <text:list text:style-name="L5">
        <text:list-item>
          <text:p text:style-name="P5"><text:span text:style-name="Strong_20_Emphasis">Current brute-force attacks</text:span></text:p>
        </text:list-item>
        <text:list-item>
          <text:p text:style-name="P5"><text:span text:style-name="Strong_20_Emphasis">Future quantum decryption techniques (e.g., Grover’s and Shor’s algorithms)</text:span></text:p>
        </text:list-item>
      </text:list>
      <text:p text:style-name="Text_20_body">It also removes:</text:p>
      <text:list text:style-name="L6">
        <text:list-item>
          <text:p text:style-name="P6">Static private key files</text:p>
        </text:list-item>
        <text:list-item>
          <text:p text:style-name="P6">Cold storage vulnerability</text:p>
        </text:list-item>
        <text:list-item>
          <text:p text:style-name="P6">Post-crash memory forensics threats</text:p>
        </text:list-item>
      </text:list>
      <text:p text:style-name="Horizontal_20_Line"/>
      <text:h text:style-name="Heading_20_3" text:outline-level="3"><text:span text:style-name="Strong_20_Emphasis">Free Proof-of-Concept Demo</text:span></text:h>
      <text:p text:style-name="Text_20_body">To prove this isn’t vaporware, here’s a working Python code snippet that generates a dynamic entropy-based key seed:</text:p>
      <text:p text:style-name="Horizontal_20_Line"/>
      <text:p text:style-name="Standard">import os</text:p>
      <text:p text:style-name="Standard">import hashlib</text:p>
      <text:p text:style-name="Standard">import time</text:p>
      <text:p text:style-name="Standard">import random</text:p>
      <text:p text:style-name="Standard"/>
      <text:p text:style-name="Standard">def generate_entropy_seed():</text:p>
      <text:p text:style-name="Standard"><text:s text:c="4"/>t = str(time.time())</text:p>
      <text:p text:style-name="Standard"><text:s text:c="4"/>r = str(random.getrandbits(256))</text:p>
      <text:p text:style-name="Standard"><text:s text:c="4"/>sys_noise = os.urandom(64)</text:p>
      <text:p text:style-name="Standard"><text:s text:c="4"/>seed = t + r + sys_noise.hex()</text:p>
      <text:p text:style-name="Standard"><text:s text:c="4"/>return hashlib.sha512(seed.encode()).hexdigest()</text:p>
      <text:p text:style-name="Standard"/>
      <text:p text:style-name="Standard">if __name__ == "__main__":</text:p>
      <text:p text:style-name="Standard"><text:s text:c="4"/>print("Generated entropy-based seed:")</text:p>
      <text:p text:style-name="Standard"><text:s text:c="4"/>print(generate_entropy_seed())</text:p>
      <text:p text:style-name="Standard"/>
      <text:p text:style-name="Standard"/>
      <text:p text:style-name="Text_20_body">This is the real core—seed generation based on <text:span text:style-name="Strong_20_Emphasis">unpredictable entropy</text:span>.<text:line-break/>It’s not secure in isolation, but it shows the system isn’t just a pitch. The full engine is built, tested, and protected.</text:p>
      <text:p text:style-name="Horizontal_20_Line"/>
      <text:h text:style-name="Heading_20_3" text:outline-level="3"><text:span text:style-name="Strong_20_Emphasis">Licensing / Integration Options</text:span></text:h>
      <text:p text:style-name="Text_20_body">Available now for:</text:p>
      <text:list text:style-name="L7">
        <text:list-item>
          <text:p text:style-name="P7">Licensing</text:p>
        </text:list-item>
        <text:list-item>
          <text:p text:style-name="P7"><text:soft-page-break/>Source-code purchase</text:p>
        </text:list-item>
        <text:list-item>
          <text:p text:style-name="P7">Custom integration with wallets, cold storage, or exchanges</text:p>
        </text:list-item>
      </text:list>
      <text:p text:style-name="Horizontal_20_Line"/>
      <text:p text:style-name="Text_20_body"><text:span text:style-name="Strong_20_Emphasis">Brendon Kelly</text:span><text:line-break/><text:span text:style-name="Strong_20_Emphasis">K-Systems and Securities</text:span><text:line-break/>ksystemsandsecurities@proton.me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05:48:41.973835445</meta:creation-date>
    <dc:date>2025-03-25T06:25:46.502199347</dc:date>
    <meta:editing-duration>PT25M53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3" meta:paragraph-count="52" meta:word-count="310" meta:character-count="2274" meta:non-whitespace-character-count="2011"/>
  </office:meta>
</office:document-meta>
</file>